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Arial" svg:font-family="Arial"/>
  </office:font-face-decls>
  <office:automatic-styles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04T06:09:44.000</dc:date>
    <meta:generator>PHPWord</meta:generator>
    <meta:initial-creator/>
    <meta:creation-date>2021-05-04T06:09:44.000</meta:creation-date>
    <meta:keyword/>
    <meta:user-defined meta:name="Category"/>
    <meta:user-defined meta:name="Company"/>
    <meta:user-defined meta:name="Manager"/>
  </office:meta>
</office:document-meta>
</file>